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IndicadoresM" table:style-name="ta5" table:print-ranges="HIndicadoresM.A1:HIndicadoresM.N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2" table:default-cell-style-name="Normal_5f_GalenHos"/>
        <table:table-column table:style-name="co10" table:default-cell-style-name="Normal_5f_GalenHos"/>
        <table:table-column table:style-name="co9" table:number-columns-repeated="3" table:default-cell-style-name="Normal_5f_GalenHos"/>
        <table:table-column table:style-name="co11" table:default-cell-style-name="Normal_5f_GalenHos"/>
        <table:table-column table:style-name="co12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4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25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>
            <draw:frame table:end-cell-address="HIndicadoresM.K55" table:end-x="1.861cm" table:end-y="0.282cm" draw:z-index="0" draw:name="Chart 1" draw:style-name="gr1" draw:text-style-name="P1" svg:width="25.581cm" svg:height="10.307cm" svg:x="3.529cm" svg:y="0.28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12"/>
          <table:table-cell table:number-columns-repeated="242"/>
        </table:table-row>
        <table:table-row table:style-name="ro8" table:number-rows-repeated="24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/>
          <table:table-cell table:style-name="ce3">
            <draw:frame table:end-cell-address="HIndicadoresM.L78" table:end-x="0.003cm" table:end-y="0.169cm" draw:z-index="1" draw:name="Chart 2" draw:style-name="gr1" draw:text-style-name="P1" svg:width="25.69cm" svg:height="9.578cm" svg:x="0.002cm" svg:y="0.002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table:number-columns-repeated="11"/>
          <table:table-cell table:number-columns-repeated="242"/>
        </table:table-row>
        <table:table-row table:style-name="ro8" table:number-rows-repeated="7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  <table:named-expressions/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5">
          <table:table-cell table:number-columns-repeated="256"/>
        </table:table-row>
        <table:named-expressions/>
      </table:table>
      <table:table table:name="Hoja2" table:style-name="ta3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table table:name="Hoja3" table:style-name="ta4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named-expressions>
        <table:named-expression table:name="NroHistoriaClinica" table:base-cell-address="$HIndicadoresM.$A$1" table:expression="['file:///C:/Documents%20and%20Settings/usuario/Escritorio/0105/Fuentes/SIGHReportes/Plantillas/GalenHos.xls'#$HistoriaClinicaCE.$AC$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2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M" style:display-name="PageStyle_HIndicadores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23:57.84</dc:date>
    <meta:generator>OpenOffice/4.0.0$Win32 OpenOffice.org_project/400m3$Build-9702</meta:generator>
    <meta:editing-duration>PT7M12S</meta:editing-duration>
    <meta:editing-cycles>3</meta:editing-cycles>
    <dc:creator>SisGalenPlus </dc:creator>
    <meta:document-statistic meta:table-count="4" meta:cell-count="13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24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ffff99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24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582cm" svg:height="10.308cm" xlink:href="." xlink:type="simple" chart:class="chart:bar" chart:style-name="ch1">
        <chart:title svg:x="11.326cm" svg:y="0.342cm" chart:style-name="ch2">
          <text:p>EGRESOS</text:p>
        </chart:title>
        <chart:plot-area chart:style-name="ch3" chart:data-source-has-labels="both" svg:x="0.961cm" svg:y="1.727cm" svg:width="23.599cm" svg:height="7.955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94cm" svg:y="1.765cm" svg:width="22.966cm" svg:height="7.21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gres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24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00ff00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deep="true" chart:include-hidden-cells="false" chart:auto-position="true" chart:auto-size="true" chart:treat-empty-cells="leave-gap"/>
    </style:style>
    <style:style style:name="ch4" style:family="chart" style:data-style-name="N24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691cm" svg:height="9.579cm" xlink:href="." xlink:type="simple" chart:class="chart:bar" chart:style-name="ch1">
        <chart:title svg:x="10.626cm" svg:y="0.327cm" chart:style-name="ch2">
          <text:p>DIAS ESTANCIA</text:p>
        </chart:title>
        <chart:plot-area chart:style-name="ch3" chart:data-source-has-labels="both" svg:x="0.963cm" svg:y="1.682cm" svg:width="23.702cm" svg:height="7.286cm" dr3d:transform="matrix (0.99539082466577 -0.043577432235067 0.0854289972491581 0.0368334272162334 0.996194774930682 0.078989043799212 -0.0885460603906518 -0.0754783266945256 0.993208244724483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4.488cm" svg:y="1.682cm" svg:width="17.325cm" svg:height="6.7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ías Esta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